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automatic-styles>
    <style:style style:name="Taulukko1" style:family="table">
      <style:table-properties style:width="17cm" table:align="margins"/>
    </style:style>
    <style:style style:name="Taulukko1.A" style:family="table-column">
      <style:table-column-properties style:column-width="5.667cm" style:rel-column-width="21845*"/>
    </style:style>
    <style:style style:name="Taulukko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1.C1" style:family="table-cell">
      <style:table-cell-properties fo:padding="0.097cm" fo:border="0.002cm solid #000000"/>
    </style:style>
    <style:style style:name="Taulukko1.A2" style:family="table-cell">
      <style:table-cell-properties fo:padding="0.097cm" fo:border-left="0.002cm solid #000000" fo:border-right="none" fo:border-top="none" fo:border-bottom="0.002cm solid #000000"/>
    </style:style>
    <style:style style:name="Taulukko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2" style:family="table">
      <style:table-properties style:width="17cm" table:align="margins"/>
    </style:style>
    <style:style style:name="Taulukko2.A" style:family="table-column">
      <style:table-column-properties style:column-width="5.667cm" style:rel-column-width="21845*"/>
    </style:style>
    <style:style style:name="Taulukko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2.C1" style:family="table-cell">
      <style:table-cell-properties fo:padding="0.097cm" fo:border="0.002cm solid #000000"/>
    </style:style>
    <style:style style:name="Taulukko2.A2" style:family="table-cell">
      <style:table-cell-properties fo:padding="0.097cm" fo:border-left="0.002cm solid #000000" fo:border-right="none" fo:border-top="none" fo:border-bottom="0.002cm solid #000000"/>
    </style:style>
    <style:style style:name="Taulukko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3" style:family="table">
      <style:table-properties style:width="17cm" table:align="margins"/>
    </style:style>
    <style:style style:name="Taulukko3.A" style:family="table-column">
      <style:table-column-properties style:column-width="5.667cm" style:rel-column-width="21845*"/>
    </style:style>
    <style:style style:name="Taulukko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3.C1" style:family="table-cell">
      <style:table-cell-properties fo:padding="0.097cm" fo:border="0.002cm solid #000000"/>
    </style:style>
    <style:style style:name="Taulukko3.A2" style:family="table-cell">
      <style:table-cell-properties fo:padding="0.097cm" fo:border-left="0.002cm solid #000000" fo:border-right="none" fo:border-top="none" fo:border-bottom="0.002cm solid #000000"/>
    </style:style>
    <style:style style:name="Taulukko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4" style:family="table">
      <style:table-properties style:width="17cm" table:align="margins"/>
    </style:style>
    <style:style style:name="Taulukko4.A" style:family="table-column">
      <style:table-column-properties style:column-width="5.667cm" style:rel-column-width="21845*"/>
    </style:style>
    <style:style style:name="Taulukko4.B" style:family="table-column">
      <style:table-column-properties style:column-width="5.667cm" style:rel-column-width="21844*"/>
    </style:style>
    <style:style style:name="Taulukko4.C" style:family="table-column">
      <style:table-column-properties style:column-width="5.667cm" style:rel-column-width="21846*"/>
    </style:style>
    <style:style style:name="Taulukko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4.C1" style:family="table-cell">
      <style:table-cell-properties fo:padding="0.097cm" fo:border="0.002cm solid #000000"/>
    </style:style>
    <style:style style:name="Taulukko4.A2" style:family="table-cell">
      <style:table-cell-properties fo:padding="0.097cm" fo:border-left="0.002cm solid #000000" fo:border-right="none" fo:border-top="none" fo:border-bottom="0.002cm solid #000000"/>
    </style:style>
    <style:style style:name="Taulukko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5" style:family="table">
      <style:table-properties style:width="17cm" table:align="margins"/>
    </style:style>
    <style:style style:name="Taulukko5.A" style:family="table-column">
      <style:table-column-properties style:column-width="5.667cm" style:rel-column-width="21845*"/>
    </style:style>
    <style:style style:name="Taulukko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5.C1" style:family="table-cell">
      <style:table-cell-properties fo:padding="0.097cm" fo:border="0.002cm solid #000000"/>
    </style:style>
    <style:style style:name="Taulukko5.A2" style:family="table-cell">
      <style:table-cell-properties fo:padding="0.097cm" fo:border-left="0.002cm solid #000000" fo:border-right="none" fo:border-top="none" fo:border-bottom="0.002cm solid #000000"/>
    </style:style>
    <style:style style:name="Taulukko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ulukko6" style:family="table">
      <style:table-properties style:width="17cm" table:align="margins"/>
    </style:style>
    <style:style style:name="Taulukko6.A" style:family="table-column">
      <style:table-column-properties style:column-width="5.667cm" style:rel-column-width="21845*"/>
    </style:style>
    <style:style style:name="Taulukko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ulukko6.C1" style:family="table-cell">
      <style:table-cell-properties fo:padding="0.097cm" fo:border="0.002cm solid #000000"/>
    </style:style>
    <style:style style:name="Taulukko6.A2" style:family="table-cell">
      <style:table-cell-properties fo:padding="0.097cm" fo:border-left="0.002cm solid #000000" fo:border-right="none" fo:border-top="none" fo:border-bottom="0.002cm solid #000000"/>
    </style:style>
    <style:style style:name="Taulukko6.C2" style:family="table-cell">
      <style:table-cell-properties fo:padding="0.097cm" fo:border-left="0.002cm solid #000000" fo:border-right="0.002cm solid #000000" fo:border-top="none" fo:border-bottom="0.002cm solid #00000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ulukko1" table:style-name="Taulukko1">
        <table:table-column table:style-name="Taulukko1.A" table:number-columns-repeated="3"/>
        <table:table-row>
          <table:table-cell table:style-name="Taulukko1.A1" office:value-type="string">
            <text:p text:style-name="Table_20_Contents">Attribuutit</text:p>
          </table:table-cell>
          <table:table-cell table:style-name="Taulukko1.A1" office:value-type="string">
            <text:p text:style-name="Table_20_Contents">Arvojoukko</text:p>
          </table:table-cell>
          <table:table-cell table:style-name="Taulukko1.C1" office:value-type="string">
            <text:p text:style-name="Table_20_Contents">Kuvailu</text:p>
          </table:table-cell>
        </table:table-row>
        <table:table-row>
          <table:table-cell table:style-name="Taulukko1.A2" office:value-type="string">
            <text:p text:style-name="Table_20_Contents">Name</text:p>
          </table:table-cell>
          <table:table-cell table:style-name="Taulukko1.A2" office:value-type="string">
            <text:p text:style-name="Table_20_Contents">Merkkijono, max 30 merkkiä</text:p>
          </table:table-cell>
          <table:table-cell table:style-name="Taulukko1.C2" office:value-type="string">
            <text:p text:style-name="Table_20_Contents">Hahmon nimi</text:p>
          </table:table-cell>
        </table:table-row>
        <table:table-row>
          <table:table-cell table:style-name="Taulukko1.A2" office:value-type="string">
            <text:p text:style-name="Table_20_Contents">Player</text:p>
          </table:table-cell>
          <table:table-cell table:style-name="Taulukko1.A2" office:value-type="string">
            <text:p text:style-name="Table_20_Contents">Merkkijono, max 30 merkkiä</text:p>
          </table:table-cell>
          <table:table-cell table:style-name="Taulukko1.C2" office:value-type="string">
            <text:p text:style-name="Table_20_Contents">Hahmon pelaajan nimi</text:p>
          </table:table-cell>
        </table:table-row>
        <table:table-row>
          <table:table-cell table:style-name="Taulukko1.A2" office:value-type="string">
            <text:p text:style-name="Table_20_Contents">Mental</text:p>
          </table:table-cell>
          <table:table-cell table:style-name="Taulukko1.A2" office:value-type="string">
            <text:p text:style-name="Table_20_Contents">Merkkijono, max 10 merkkiä </text:p>
          </table:table-cell>
          <table:table-cell table:style-name="Taulukko1.C2" office:value-type="string">
            <text:p text:style-name="Table_20_Contents">Hahmon älyllisten ominaisuuksien arvot</text:p>
          </table:table-cell>
        </table:table-row>
        <table:table-row>
          <table:table-cell table:style-name="Taulukko1.A2" office:value-type="string">
            <text:p text:style-name="Table_20_Contents">Physical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fyysisten ominaisuuksien arvot</text:p>
          </table:table-cell>
        </table:table-row>
        <table:table-row>
          <table:table-cell table:style-name="Taulukko1.A2" office:value-type="string">
            <text:p text:style-name="Table_20_Contents">Social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sosiaalisten ominaisuuksien arvot</text:p>
          </table:table-cell>
        </table:table-row>
        <table:table-row>
          <table:table-cell table:style-name="Taulukko1.A2" office:value-type="string">
            <text:p text:style-name="Table_20_Contents">Template</text:p>
          </table:table-cell>
          <table:table-cell table:style-name="Taulukko1.A2" office:value-type="string">
            <text:p text:style-name="Table_20_Contents">Merkkijono, max 10 merkkiä</text:p>
          </table:table-cell>
          <table:table-cell table:style-name="Taulukko1.C2" office:value-type="string">
            <text:p text:style-name="Table_20_Contents">Hahmon template</text:p>
          </table:table-cell>
        </table:table-row>
        <table:table-row>
          <table:table-cell table:style-name="Taulukko1.A2" office:value-type="string">
            <text:p text:style-name="Table_20_Contents">Metanormal advantage</text:p>
          </table:table-cell>
          <table:table-cell table:style-name="Taulukko1.A2" office:value-type="string">
            <text:p text:style-name="Table_20_Contents">Integer 1-10</text:p>
          </table:table-cell>
          <table:table-cell table:style-name="Taulukko1.C2" office:value-type="string">
            <text:p text:style-name="Table_20_Contents">Hahmon metanormal advantagen arvo</text:p>
          </table:table-cell>
        </table:table-row>
      </table:table>
      <text:p text:style-name="Standard">Tietokohde: Hahmo</text:p>
      <text:p text:style-name="Standard"/>
      <text:p text:style-name="Standard"/>
      <text:p text:style-name="Standard"/>
      <text:p text:style-name="Standard"/>
      <table:table table:name="Taulukko2" table:style-name="Taulukko2">
        <table:table-column table:style-name="Taulukko2.A" table:number-columns-repeated="3"/>
        <table:table-row>
          <table:table-cell table:style-name="Taulukko2.A1" office:value-type="string">
            <text:p text:style-name="Table_20_Contents">Attribuutit</text:p>
          </table:table-cell>
          <table:table-cell table:style-name="Taulukko2.A1" office:value-type="string">
            <text:p text:style-name="Table_20_Contents">Arvojoukko</text:p>
          </table:table-cell>
          <table:table-cell table:style-name="Taulukko2.C1" office:value-type="string">
            <text:p text:style-name="Table_20_Contents">Kuvailu</text:p>
          </table:table-cell>
        </table:table-row>
        <table:table-row>
          <table:table-cell table:style-name="Taulukko2.A2" office:value-type="string">
            <text:p text:style-name="Table_20_Contents">Name</text:p>
          </table:table-cell>
          <table:table-cell table:style-name="Taulukko2.A2" office:value-type="string">
            <text:p text:style-name="Table_20_Contents">Merkkijono, max 30 merkkiä</text:p>
          </table:table-cell>
          <table:table-cell table:style-name="Taulukko2.C2" office:value-type="string">
            <text:p text:style-name="Table_20_Contents">Pelaajan nimi</text:p>
          </table:table-cell>
        </table:table-row>
        <table:table-row>
          <table:table-cell table:style-name="Taulukko2.A2" office:value-type="string">
            <text:p text:style-name="Table_20_Contents">ID</text:p>
          </table:table-cell>
          <table:table-cell table:style-name="Taulukko2.A2" office:value-type="string">
            <text:p text:style-name="Table_20_Contents">Merkkijono, max 10 merkkiä</text:p>
          </table:table-cell>
          <table:table-cell table:style-name="Taulukko2.C2" office:value-type="string">
            <text:p text:style-name="Table_20_Contents">Pelaajan käyttäjänimi jolla hän kirjautuu järjestelmään</text:p>
          </table:table-cell>
        </table:table-row>
      </table:table>
      <text:p text:style-name="Standard">Tietokohde: Pelaaja</text:p>
      <text:p text:style-name="Standard"/>
      <text:p text:style-name="Standard"/>
      <text:p text:style-name="Standard"/>
      <table:table table:name="Taulukko3" table:style-name="Taulukko3">
        <table:table-column table:style-name="Taulukko3.A" table:number-columns-repeated="3"/>
        <table:table-row>
          <table:table-cell table:style-name="Taulukko3.A1" office:value-type="string">
            <text:p text:style-name="Table_20_Contents">Attribuutit</text:p>
          </table:table-cell>
          <table:table-cell table:style-name="Taulukko3.A1" office:value-type="string">
            <text:p text:style-name="Table_20_Contents">Arvojoukko</text:p>
          </table:table-cell>
          <table:table-cell table:style-name="Taulukko3.C1" office:value-type="string">
            <text:p text:style-name="Table_20_Contents">Kuvailu</text:p>
          </table:table-cell>
        </table:table-row>
        <table:table-row>
          <table:table-cell table:style-name="Taulukko3.A2" office:value-type="string">
            <text:p text:style-name="Table_20_Contents">Value</text:p>
          </table:table-cell>
          <table:table-cell table:style-name="Taulukko3.A2" office:value-type="string">
            <text:p text:style-name="Table_20_Contents">Merkkijono, max 10 merkkiä</text:p>
          </table:table-cell>
          <table:table-cell table:style-name="Taulukko3.C2" office:value-type="string">
            <text:p text:style-name="Table_20_Contents">Ominaisuuden arvo</text:p>
          </table:table-cell>
        </table:table-row>
        <table:table-row>
          <table:table-cell table:style-name="Taulukko3.A2" office:value-type="string">
            <text:p text:style-name="Table_20_Contents">Character</text:p>
          </table:table-cell>
          <table:table-cell table:style-name="Taulukko3.A2" office:value-type="string">
            <text:p text:style-name="Table_20_Contents">Merkkijono, max 30 merkkiä</text:p>
          </table:table-cell>
          <table:table-cell table:style-name="Taulukko3.C2" office:value-type="string">
            <text:p text:style-name="Table_20_Contents">Hahmon nimi</text:p>
          </table:table-cell>
        </table:table-row>
      </table:table>
      <text:p text:style-name="Standard">Tietokohde: Ominaisuudet</text:p>
      <text:p text:style-name="Standard"/>
      <text:p text:style-name="Standard"/>
      <text:p text:style-name="Standard"/>
      <table:table table:name="Taulukko4" table:style-name="Taulukko4">
        <table:table-column table:style-name="Taulukko4.A"/>
        <table:table-column table:style-name="Taulukko4.B"/>
        <table:table-column table:style-name="Taulukko4.C"/>
        <table:table-row>
          <table:table-cell table:style-name="Taulukko4.A1" office:value-type="string">
            <text:p text:style-name="Table_20_Contents">Attribuutit</text:p>
          </table:table-cell>
          <table:table-cell table:style-name="Taulukko4.A1" office:value-type="string">
            <text:p text:style-name="Table_20_Contents">Arvojoukko</text:p>
          </table:table-cell>
          <table:table-cell table:style-name="Taulukko4.C1" office:value-type="string">
            <text:p text:style-name="Table_20_Contents">Kuvailu</text:p>
          </table:table-cell>
        </table:table-row>
        <table:table-row>
          <table:table-cell table:style-name="Taulukko4.A2" office:value-type="string">
            <text:p text:style-name="Table_20_Contents">Name</text:p>
          </table:table-cell>
          <table:table-cell table:style-name="Taulukko4.A2" office:value-type="string">
            <text:p text:style-name="Table_20_Contents">Merkkijono, max 30 merkkiä</text:p>
          </table:table-cell>
          <table:table-cell table:style-name="Taulukko4.C2" office:value-type="string">
            <text:p text:style-name="Table_20_Contents">Esineen nimi</text:p>
          </table:table-cell>
        </table:table-row>
        <table:table-row>
          <table:table-cell table:style-name="Taulukko4.A2" office:value-type="string">
            <text:p text:style-name="Table_20_Contents">Character</text:p>
          </table:table-cell>
          <table:table-cell table:style-name="Taulukko4.A2" office:value-type="string">
            <text:p text:style-name="Table_20_Contents">Merkkijono, max 30 merkkiä</text:p>
          </table:table-cell>
          <table:table-cell table:style-name="Taulukko4.C2" office:value-type="string">
            <text:p text:style-name="Table_20_Contents">Esineen omistajan nimi</text:p>
          </table:table-cell>
        </table:table-row>
      </table:table>
      <text:p text:style-name="Standard">Tietokohde: Esineet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ulukko5" table:style-name="Taulukko5">
        <table:table-column table:style-name="Taulukko5.A" table:number-columns-repeated="3"/>
        <text:soft-page-break/>
        <table:table-row>
          <table:table-cell table:style-name="Taulukko5.A1" office:value-type="string">
            <text:p text:style-name="Table_20_Contents">Attribuutit</text:p>
          </table:table-cell>
          <table:table-cell table:style-name="Taulukko5.A1" office:value-type="string">
            <text:p text:style-name="Table_20_Contents">Arvojoukko</text:p>
          </table:table-cell>
          <table:table-cell table:style-name="Taulukko5.C1" office:value-type="string">
            <text:p text:style-name="Table_20_Contents">Kuvailu</text:p>
          </table:table-cell>
        </table:table-row>
        <table:table-row>
          <table:table-cell table:style-name="Taulukko5.A2" office:value-type="string">
            <text:p text:style-name="Table_20_Contents">Name</text:p>
          </table:table-cell>
          <table:table-cell table:style-name="Taulukko5.A2" office:value-type="string">
            <text:p text:style-name="Table_20_Contents">Merkkijono, max 30 merkkiä</text:p>
          </table:table-cell>
          <table:table-cell table:style-name="Taulukko5.C2" office:value-type="string">
            <text:p text:style-name="Table_20_Contents">Taidon nimi</text:p>
          </table:table-cell>
        </table:table-row>
        <table:table-row>
          <table:table-cell table:style-name="Taulukko5.A2" office:value-type="string">
            <text:p text:style-name="Table_20_Contents">Character</text:p>
          </table:table-cell>
          <table:table-cell table:style-name="Taulukko5.A2" office:value-type="string">
            <text:p text:style-name="Table_20_Contents">Merkkijono, max 30 merkkiä</text:p>
          </table:table-cell>
          <table:table-cell table:style-name="Taulukko5.C2" office:value-type="string">
            <text:p text:style-name="Table_20_Contents">Taidon omaavan hahmon nimi</text:p>
          </table:table-cell>
        </table:table-row>
        <table:table-row>
          <table:table-cell table:style-name="Taulukko5.A2" office:value-type="string">
            <text:p text:style-name="Table_20_Contents">Value</text:p>
          </table:table-cell>
          <table:table-cell table:style-name="Taulukko5.A2" office:value-type="string">
            <text:p text:style-name="Table_20_Contents">Integer 1-10</text:p>
          </table:table-cell>
          <table:table-cell table:style-name="Taulukko5.C2" office:value-type="string">
            <text:p text:style-name="Table_20_Contents">Taidon arvo</text:p>
          </table:table-cell>
        </table:table-row>
      </table:table>
      <text:p text:style-name="Standard">Tietokohde: Taidot</text:p>
      <text:p text:style-name="Standard"/>
      <text:p text:style-name="Standard"/>
      <text:p text:style-name="Standard"/>
      <table:table table:name="Taulukko6" table:style-name="Taulukko6">
        <table:table-column table:style-name="Taulukko6.A" table:number-columns-repeated="3"/>
        <table:table-row>
          <table:table-cell table:style-name="Taulukko6.A1" office:value-type="string">
            <text:p text:style-name="Table_20_Contents">Attribuutit</text:p>
          </table:table-cell>
          <table:table-cell table:style-name="Taulukko6.A1" office:value-type="string">
            <text:p text:style-name="Table_20_Contents">Arvojoukko</text:p>
          </table:table-cell>
          <table:table-cell table:style-name="Taulukko6.C1" office:value-type="string">
            <text:p text:style-name="Table_20_Contents">Kuvailu</text:p>
          </table:table-cell>
        </table:table-row>
        <table:table-row>
          <table:table-cell table:style-name="Taulukko6.A2" office:value-type="string">
            <text:p text:style-name="Table_20_Contents">Name</text:p>
          </table:table-cell>
          <table:table-cell table:style-name="Taulukko6.A2" office:value-type="string">
            <text:p text:style-name="Table_20_Contents">Merkkijono, max 30 merkkiä</text:p>
          </table:table-cell>
          <table:table-cell table:style-name="Taulukko6.C2" office:value-type="string">
            <text:p text:style-name="Table_20_Contents">Meriitin nimi</text:p>
          </table:table-cell>
        </table:table-row>
        <table:table-row>
          <table:table-cell table:style-name="Taulukko6.A2" office:value-type="string">
            <text:p text:style-name="Table_20_Contents">Character</text:p>
          </table:table-cell>
          <table:table-cell table:style-name="Taulukko6.A2" office:value-type="string">
            <text:p text:style-name="Table_20_Contents">Merkkijono, max 30 merkkiä</text:p>
          </table:table-cell>
          <table:table-cell table:style-name="Taulukko6.C2" office:value-type="string">
            <text:p text:style-name="Table_20_Contents">Meritin omaavan hahmon nimi</text:p>
          </table:table-cell>
        </table:table-row>
        <table:table-row>
          <table:table-cell table:style-name="Taulukko6.A2" office:value-type="string">
            <text:p text:style-name="Table_20_Contents">Value</text:p>
          </table:table-cell>
          <table:table-cell table:style-name="Taulukko6.A2" office:value-type="string">
            <text:p text:style-name="Table_20_Contents">Integer 1-10</text:p>
          </table:table-cell>
          <table:table-cell table:style-name="Taulukko6.C2" office:value-type="string">
            <text:p text:style-name="Table_20_Contents">Meriitin arvo</text:p>
          </table:table-cell>
        </table:table-row>
      </table:table>
      <text:p text:style-name="Standard">Tietokohde: Meriiti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ＭＳ Ｐゴシック" svg:font-family="'ＭＳ Ｐゴシック'" style:font-family-generic="system" style:font-pitch="variable"/>
    <style:font-face style:name="ＭＳ Ｐ明朝" svg:font-family="'ＭＳ Ｐ明朝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i" fo:country="FI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i" fo:country="FI" style:letter-kerning="true" style:font-name-asian="ＭＳ Ｐ明朝" style:font-size-asian="12pt" style:language-asian="ja" style:country-asian="JP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ＭＳ Ｐゴシック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12T16:46:23.15</meta:creation-date>
    <dc:date>2013-10-04T22:52:50.29</dc:date>
    <meta:editing-duration>PT13M8S</meta:editing-duration>
    <meta:editing-cycles>3</meta:editing-cycles>
    <meta:generator>OpenOffice.org/3.4.1$Win32 OpenOffice.org_project/341m1$Build-9593</meta:generator>
    <meta:document-statistic meta:table-count="6" meta:image-count="0" meta:object-count="0" meta:page-count="2" meta:paragraph-count="81" meta:word-count="176" meta:character-count="1290"/>
  </office:meta>
</office:document-meta>
</file>